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2.676cm"/>
    </style:style>
    <style:style style:name="Tabella1.B" style:family="table-column">
      <style:table-column-properties style:column-width="14.32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jQuery HTML / CSS Methods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ethod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addclass.asp" text:style-name="Internet_20_link" text:visited-style-name="Visited_20_Internet_20_Link">addClass()</text:a></text:p>
          </table:table-cell>
          <table:table-cell table:style-name="Tabella1.A1" office:value-type="string">
            <text:p text:style-name="Table_20_Contents">Adds one or more class names to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after.asp" text:style-name="Internet_20_link" text:visited-style-name="Visited_20_Internet_20_Link">after()</text:a></text:p>
          </table:table-cell>
          <table:table-cell table:style-name="Tabella1.A1" office:value-type="string">
            <text:p text:style-name="Table_20_Contents">Inserts content after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append.asp" text:style-name="Internet_20_link" text:visited-style-name="Visited_20_Internet_20_Link">append()</text:a></text:p>
          </table:table-cell>
          <table:table-cell table:style-name="Tabella1.A1" office:value-type="string">
            <text:p text:style-name="Table_20_Contents">Inserts content at the end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appendto.asp" text:style-name="Internet_20_link" text:visited-style-name="Visited_20_Internet_20_Link">appendTo()</text:a></text:p>
          </table:table-cell>
          <table:table-cell table:style-name="Tabella1.A1" office:value-type="string">
            <text:p text:style-name="Table_20_Contents">Inserts HTML elements at the end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attr.asp" text:style-name="Internet_20_link" text:visited-style-name="Visited_20_Internet_20_Link">attr()</text:a></text:p>
          </table:table-cell>
          <table:table-cell table:style-name="Tabella1.A1" office:value-type="string">
            <text:p text:style-name="Table_20_Contents">Sets or returns attributes/values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before.asp" text:style-name="Internet_20_link" text:visited-style-name="Visited_20_Internet_20_Link">before()</text:a></text:p>
          </table:table-cell>
          <table:table-cell table:style-name="Tabella1.A1" office:value-type="string">
            <text:p text:style-name="Table_20_Contents">Inserts content befor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clone.asp" text:style-name="Internet_20_link" text:visited-style-name="Visited_20_Internet_20_Link">clone()</text:a></text:p>
          </table:table-cell>
          <table:table-cell table:style-name="Tabella1.A1" office:value-type="string">
            <text:p text:style-name="Table_20_Contents">Makes a copy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css.asp" text:style-name="Internet_20_link" text:visited-style-name="Visited_20_Internet_20_Link">css()</text:a></text:p>
          </table:table-cell>
          <table:table-cell table:style-name="Tabella1.A1" office:value-type="string">
            <text:p text:style-name="Table_20_Contents">Sets or returns one or more style properties for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detach.asp" text:style-name="Internet_20_link" text:visited-style-name="Visited_20_Internet_20_Link">detach()</text:a></text:p>
          </table:table-cell>
          <table:table-cell table:style-name="Tabella1.A1" office:value-type="string">
            <text:p text:style-name="Table_20_Contents">Removes selected elements (keeps data and events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empty.asp" text:style-name="Internet_20_link" text:visited-style-name="Visited_20_Internet_20_Link">empty()</text:a></text:p>
          </table:table-cell>
          <table:table-cell table:style-name="Tabella1.A1" office:value-type="string">
            <text:p text:style-name="Table_20_Contents">Removes all child nodes and content from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hasclass.asp" text:style-name="Internet_20_link" text:visited-style-name="Visited_20_Internet_20_Link">hasClass()</text:a></text:p>
          </table:table-cell>
          <table:table-cell table:style-name="Tabella1.A1" office:value-type="string">
            <text:p text:style-name="Table_20_Contents">Checks if any of the selected elements have a specified class nam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height.asp" text:style-name="Internet_20_link" text:visited-style-name="Visited_20_Internet_20_Link">height()</text:a></text:p>
          </table:table-cell>
          <table:table-cell table:style-name="Tabella1.A1" office:value-type="string">
            <text:p text:style-name="Table_20_Contents">Sets or returns the height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html.asp" text:style-name="Internet_20_link" text:visited-style-name="Visited_20_Internet_20_Link">html()</text:a></text:p>
          </table:table-cell>
          <table:table-cell table:style-name="Tabella1.A1" office:value-type="string">
            <text:p text:style-name="Table_20_Contents">Sets or returns the content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innerheight.asp" text:style-name="Internet_20_link" text:visited-style-name="Visited_20_Internet_20_Link">innerHeight()</text:a></text:p>
          </table:table-cell>
          <table:table-cell table:style-name="Tabella1.A1" office:value-type="string">
            <text:p text:style-name="Table_20_Contents">Returns the height of an element (includes padding, but not border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innerwidth.asp" text:style-name="Internet_20_link" text:visited-style-name="Visited_20_Internet_20_Link">innerWidth()</text:a></text:p>
          </table:table-cell>
          <table:table-cell table:style-name="Tabella1.A1" office:value-type="string">
            <text:p text:style-name="Table_20_Contents">Returns the width of an element (includes padding, but not border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insertafter.asp" text:style-name="Internet_20_link" text:visited-style-name="Visited_20_Internet_20_Link">insertAfter()</text:a></text:p>
          </table:table-cell>
          <table:table-cell table:style-name="Tabella1.A1" office:value-type="string">
            <text:p text:style-name="Table_20_Contents">Inserts HTML elements after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insertbefore.asp" text:style-name="Internet_20_link" text:visited-style-name="Visited_20_Internet_20_Link">insertBefore()</text:a></text:p>
          </table:table-cell>
          <table:table-cell table:style-name="Tabella1.A1" office:value-type="string">
            <text:p text:style-name="Table_20_Contents">Inserts HTML elements befor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offset.asp" text:style-name="Internet_20_link" text:visited-style-name="Visited_20_Internet_20_Link">offset()</text:a></text:p>
          </table:table-cell>
          <table:table-cell table:style-name="Tabella1.A1" office:value-type="string">
            <text:p text:style-name="Table_20_Contents">Sets or returns the offset coordinates for selected elements (relative to the document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offsetparent.asp" text:style-name="Internet_20_link" text:visited-style-name="Visited_20_Internet_20_Link">offsetParent()</text:a></text:p>
          </table:table-cell>
          <table:table-cell table:style-name="Tabella1.A1" office:value-type="string">
            <text:p text:style-name="Table_20_Contents">Returns the first positioned parent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outerheight.asp" text:style-name="Internet_20_link" text:visited-style-name="Visited_20_Internet_20_Link">outerHeight()</text:a></text:p>
          </table:table-cell>
          <table:table-cell table:style-name="Tabella1.A1" office:value-type="string">
            <text:p text:style-name="Table_20_Contents">Returns the height of an element (includes padding and border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outerwidth.asp" text:style-name="Internet_20_link" text:visited-style-name="Visited_20_Internet_20_Link">outerWidth()</text:a></text:p>
          </table:table-cell>
          <table:table-cell table:style-name="Tabella1.A1" office:value-type="string">
            <text:p text:style-name="Table_20_Contents">Returns the width of an element (includes padding and border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position.asp" text:style-name="Internet_20_link" text:visited-style-name="Visited_20_Internet_20_Link">position()</text:a></text:p>
          </table:table-cell>
          <table:table-cell table:style-name="Tabella1.A1" office:value-type="string">
            <text:p text:style-name="Table_20_Contents">Returns the position (relative to the parent element) of an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prepend.asp" text:style-name="Internet_20_link" text:visited-style-name="Visited_20_Internet_20_Link">prepend()</text:a></text:p>
          </table:table-cell>
          <table:table-cell table:style-name="Tabella1.A1" office:value-type="string">
            <text:p text:style-name="Table_20_Contents">Inserts content at the beginning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prependto.asp" text:style-name="Internet_20_link" text:visited-style-name="Visited_20_Internet_20_Link">prependTo()</text:a></text:p>
          </table:table-cell>
          <table:table-cell table:style-name="Tabella1.A1" office:value-type="string">
            <text:p text:style-name="Table_20_Contents">Inserts HTML elements at the beginning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prop.asp" text:style-name="Internet_20_link" text:visited-style-name="Visited_20_Internet_20_Link">prop()</text:a></text:p>
          </table:table-cell>
          <table:table-cell table:style-name="Tabella1.A1" office:value-type="string">
            <text:p text:style-name="Table_20_Contents">Sets or returns properties/values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move.asp" text:style-name="Internet_20_link" text:visited-style-name="Visited_20_Internet_20_Link">remove()</text:a></text:p>
          </table:table-cell>
          <table:table-cell table:style-name="Tabella1.A1" office:value-type="string">
            <text:p text:style-name="Table_20_Contents">Removes the selected elements (including data and events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moveattr.asp" text:style-name="Internet_20_link" text:visited-style-name="Visited_20_Internet_20_Link">removeAttr()</text:a></text:p>
          </table:table-cell>
          <table:table-cell table:style-name="Tabella1.A1" office:value-type="string">
            <text:p text:style-name="Table_20_Contents">Removes one or more attributes from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moveclass.asp" text:style-name="Internet_20_link" text:visited-style-name="Visited_20_Internet_20_Link">removeClass()</text:a></text:p>
          </table:table-cell>
          <table:table-cell table:style-name="Tabella1.A1" office:value-type="string">
            <text:p text:style-name="Table_20_Contents">Removes one or more classes from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moveprop.asp" text:style-name="Internet_20_link" text:visited-style-name="Visited_20_Internet_20_Link">removeProp()</text:a></text:p>
          </table:table-cell>
          <table:table-cell table:style-name="Tabella1.A1" office:value-type="string">
            <text:p text:style-name="Table_20_Contents">Removes a property set by the prop() metho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placeall.asp" text:style-name="Internet_20_link" text:visited-style-name="Visited_20_Internet_20_Link">replaceAll()</text:a></text:p>
          </table:table-cell>
          <table:table-cell table:style-name="Tabella1.A1" office:value-type="string">
            <text:p text:style-name="Table_20_Contents">Replaces selected elements with new HTML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replacewith.asp" text:style-name="Internet_20_link" text:visited-style-name="Visited_20_Internet_20_Link">replaceWith()</text:a></text:p>
          </table:table-cell>
          <table:table-cell table:style-name="Tabella1.A1" office:value-type="string">
            <text:p text:style-name="Table_20_Contents">Replaces selected elements with new cont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scrollleft.asp" text:style-name="Internet_20_link" text:visited-style-name="Visited_20_Internet_20_Link">scrollLeft()</text:a></text:p>
          </table:table-cell>
          <table:table-cell table:style-name="Tabella1.A1" office:value-type="string">
            <text:p text:style-name="Table_20_Contents">Sets or returns the horizontal scrollbar position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scrolltop.asp" text:style-name="Internet_20_link" text:visited-style-name="Visited_20_Internet_20_Link">scrollTop()</text:a></text:p>
          </table:table-cell>
          <table:table-cell table:style-name="Tabella1.A1" office:value-type="string">
            <text:p text:style-name="Table_20_Contents">Sets or returns the vertical scrollbar position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text.asp" text:style-name="Internet_20_link" text:visited-style-name="Visited_20_Internet_20_Link">text()</text:a></text:p>
          </table:table-cell>
          <table:table-cell table:style-name="Tabella1.A1" office:value-type="string">
            <text:p text:style-name="Table_20_Contents">Sets or returns the text content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toggleclass.asp" text:style-name="Internet_20_link" text:visited-style-name="Visited_20_Internet_20_Link">toggleClass()</text:a></text:p>
          </table:table-cell>
          <table:table-cell table:style-name="Tabella1.A1" office:value-type="string">
            <text:p text:style-name="Table_20_Contents">Toggles between adding/removing one or more classes from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unwrap.asp" text:style-name="Internet_20_link" text:visited-style-name="Visited_20_Internet_20_Link">unwrap()</text:a></text:p>
          </table:table-cell>
          <table:table-cell table:style-name="Tabella1.A1" office:value-type="string">
            <text:p text:style-name="Table_20_Contents">Removes the parent element of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val.asp" text:style-name="Internet_20_link" text:visited-style-name="Visited_20_Internet_20_Link">val()</text:a></text:p>
          </table:table-cell>
          <table:table-cell table:style-name="Tabella1.A1" office:value-type="string">
            <text:p text:style-name="Table_20_Contents">Sets or returns the value attribute of the selected elements (for form elements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css_width.asp" text:style-name="Internet_20_link" text:visited-style-name="Visited_20_Internet_20_Link">width()</text:a></text:p>
          </table:table-cell>
          <table:table-cell table:style-name="Tabella1.A1" office:value-type="string">
            <text:p text:style-name="Table_20_Contents">Sets or returns the width of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wrap.asp" text:style-name="Internet_20_link" text:visited-style-name="Visited_20_Internet_20_Link">wrap()</text:a></text:p>
          </table:table-cell>
          <table:table-cell table:style-name="Tabella1.A1" office:value-type="string">
            <text:p text:style-name="Table_20_Contents">Wraps HTML element(s) around each selected element</text:p>
          </table:table-cell>
        </table:table-row>
        <text:soft-page-break/>
        <table:table-row>
          <table:table-cell table:style-name="Tabella1.A1" office:value-type="string">
            <text:p text:style-name="Table_20_Contents"><text:a xlink:type="simple" xlink:href="https://www.w3schools.com/jquery/html_wrapall.asp" text:style-name="Internet_20_link" text:visited-style-name="Visited_20_Internet_20_Link">wrapAll()</text:a></text:p>
          </table:table-cell>
          <table:table-cell table:style-name="Tabella1.A1" office:value-type="string">
            <text:p text:style-name="Table_20_Contents">Wraps HTML element(s) around all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html_wrapinner.asp" text:style-name="Internet_20_link" text:visited-style-name="Visited_20_Internet_20_Link">wrapInner()</text:a></text:p>
          </table:table-cell>
          <table:table-cell table:style-name="Tabella1.A1" office:value-type="string">
            <text:p text:style-name="Table_20_Contents">Wraps HTML element(s) around the content of each selected elem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9:00:38.740000000</meta:creation-date>
    <dc:date>2023-01-20T19:01:50.655000000</dc:date>
    <meta:editing-duration>PT1M12S</meta:editing-duration>
    <meta:editing-cycles>1</meta:editing-cycles>
    <meta:document-statistic meta:table-count="1" meta:image-count="0" meta:object-count="0" meta:page-count="2" meta:paragraph-count="85" meta:word-count="397" meta:character-count="2696" meta:non-whitespace-character-count="2384"/>
    <meta:generator>LibreOffice/7.4.1.2$Windows_X86_64 LibreOffice_project/3c58a8f3a960df8bc8fd77b461821e42c061c5f0</meta:generator>
  </office:meta>
</office:document-meta>
</file>